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320000002585E75DF8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dc2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18.999cm" svg:height="14.249cm" svg:x="1cm" svg:y="7.725cm">
          <draw:image xlink:href="Pictures/1000000000000320000002585E75DF83.jpg" xlink:type="simple" xlink:show="embed" xlink:actuate="onLoad">
            <text:p/>
          </draw:image>
        </draw:frame>
        <draw:frame draw:style-name="gr2" draw:layer="layout" svg:width="5.781cm" svg:height="1.673cm" svg:x="13.4cm" svg:y="10.9cm">
          <draw:text-box>
            <text:p>Palanca de mando</text:p>
            <text:p>De Throttle &amp; Ailer</text:p>
          </draw:text-box>
        </draw:frame>
        <draw:frame draw:style-name="gr2" draw:layer="layout" svg:width="5.781cm" svg:height="1.673cm" svg:x="1.9cm" svg:y="10.727cm">
          <draw:text-box>
            <text:p>Palanca de mando</text:p>
            <text:p>De Rudder &amp; Elev</text:p>
          </draw:text-box>
        </draw:frame>
        <draw:line draw:style-name="gr3" draw:text-style-name="P1" draw:layer="layout" svg:x1="4.2cm" svg:y1="12.6cm" svg:x2="7.4cm" svg:y2="16.1cm">
          <text:p/>
        </draw:line>
        <draw:line draw:style-name="gr3" draw:text-style-name="P1" draw:layer="layout" svg:x1="16.5cm" svg:y1="12.8cm" svg:x2="13.8cm" svg:y2="1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10T18:30:40</dc:date>
    <dc:creator>Mat </dc:creator>
    <meta:generator>LibreOffice/3.4$Unix LibreOffice_project/340m1$Build-402</meta:generator>
    <meta:editing-duration>PT32S</meta:editing-duration>
    <meta:editing-cycles>1</meta:editing-cycles>
    <meta:document-statistic meta:object-count="5"/>
  </office:meta>
</office:document-meta>
</file>